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variavel id</text:p>
          </table:table-cell>
          <table:table-cell office:value-type="string">
            <text:p>variavel nome (apenas referencia)</text:p>
          </table:table-cell>
          <table:table-cell office:value-type="string">
            <text:p>data</text:p>
          </table:table-cell>
          <table:table-cell office:value-type="string">
            <text:p>valor</text:p>
          </table:table-cell>
          <table:table-cell office:value-type="string">
            <text:p>colunas</text:p>
          </table:table-cell>
          <table:table-cell office:value-type="string">
            <text:p>a mais são</text:p>
          </table:table-cell>
          <table:table-cell office:value-type="string">
            <text:p>ignorada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poulacao</text:p>
          </table:table-cell>
          <table:table-cell table:style-name="ce1" office:value-type="date" office:date-value="2012-02-01">
            <text:p>2012-02-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poulacao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3-02-21T17:04:11</meta:creation-date>
    <dc:date>2013-02-21T17:58:51</dc:date>
    <dc:creator>renato </dc:creator>
    <meta:editing-duration>PT9M20S</meta:editing-duration>
    <meta:editing-cycles>1</meta:editing-cycles>
    <meta:document-statistic meta:table-count="1" meta:cell-count="15" meta:object-count="0"/>
    <meta:generator>LibreOffice/3.6$Linux_x86 LibreOffice_project/360m1$Build-2</meta:generator>
  </office:meta>
</office:document-meta>
</file>